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9dde"/>
    </style:style>
    <style:style style:name="P2" style:family="paragraph" style:parent-style-name="Text_20_body">
      <style:text-properties officeooo:paragraph-rsid="000dbee3"/>
    </style:style>
    <style:style style:name="P3" style:family="paragraph" style:parent-style-name="Text_20_body">
      <style:text-properties officeooo:paragraph-rsid="000e55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S TROIS DRAGONS D’ELYNDRA</text:h>
      <text:p text:style-name="P1">Vaelkarion.</text:p>
      <text:p text:style-name="P1">Umbraelyx.</text:p>
      <text:p text:style-name="P1">Eldryndor.</text:p>
      <text:p text:style-name="Text_20_body">Ils ne gouvernent pas Elyndra.</text:p>
      <text:p text:style-name="Text_20_body">Ils la maintiennent.</text:p>
      <text:p text:style-name="Text_20_body">Ils sont l’équilibre en mouvement.</text:p>
      <text:p text:style-name="Text_20_body">Mais l’équilibre n’est pas immuable.</text:p>
      <text:p text:style-name="Text_20_body">Il est fragile.</text:p>
      <text:p text:style-name="P1">Lorsque les Fragments du Seuil sont activés trop longtemps,</text:p>
      <text:p text:style-name="P1">les failles s’élargissent.</text:p>
      <text:p text:style-name="Text_20_body">Et ce qui traverse n’est pas seulement matériel.</text:p>
      <text:p text:style-name="Text_20_body">Une influence passe.</text:p>
      <text:p text:style-name="Horizontal_20_Line"/>
      <text:h text:style-name="Heading_20_1" text:outline-level="1">LA GANGRÈNE</text:h>
      <text:p text:style-name="Text_20_body">Les Seigneurs du Fragment ne sont pas la véritable menace.</text:p>
      <text:p text:style-name="Text_20_body">Ils sont des conquérants.</text:p>
      <text:p text:style-name="Text_20_body">Mais au-dessus d’eux existe une force plus ancienne.</text:p>
      <text:p text:style-name="Text_20_body">Une puissance qui ne cherche pas l’ascension.</text:p>
      <text:p text:style-name="Text_20_body">Elle cherche la domination totale de toute hiérarchie.</text:p>
      <text:p text:style-name="Text_20_body">Une énergie qui corrompt ce qu’elle touche.</text:p>
      <text:p text:style-name="P2">Lorsque les failles restent ouvertes,</text:p>
      <text:p text:style-name="P2">cette puissance infiltre les Trois Dragons.</text:p>
      <text:p text:style-name="Text_20_body">Pas physiquement.</text:p>
      <text:p text:style-name="Text_20_body">Elle altère leur résonance.</text:p>
      <text:p text:style-name="P2">Vaelkarion devient trop révélateur.</text:p>
      <text:p text:style-name="P2">La vérité qu’il apporte brûle les royaumes.</text:p>
      <text:p text:style-name="P2">Umbraelyx pousse la transformation trop loin.</text:p>
      <text:p text:style-name="P2">Les épreuves deviennent des catastrophes.</text:p>
      <text:p text:style-name="P2">Eldryndor hésite.</text:p>
      <text:p text:style-name="P2"><text:soft-page-break/>L’équilibre se fissure.</text:p>
      <text:p text:style-name="Text_20_body">Et quand l’équilibre devient instable…</text:p>
      <text:p text:style-name="Text_20_body">Les failles s’ouvrent d’elles-mêmes.</text:p>
      <text:p text:style-name="Horizontal_20_Line"/>
      <text:h text:style-name="Heading_20_1" text:outline-level="1">LA MENACE SUPRÊME</text:h>
      <text:p text:style-name="Text_20_body">Cette force n’a pas encore de nom.</text:p>
      <text:p text:style-name="Text_20_body">Elle ne commande pas directement.</text:p>
      <text:p text:style-name="Text_20_body">Elle amplifie.</text:p>
      <text:p text:style-name="Text_20_body">Elle pousse chaque être à devenir plus que ce qu’il est.</text:p>
      <text:p text:style-name="P3">Dans le monde des Seigneurs du Fragment,</text:p>
      <text:p text:style-name="P3">elle a déjà transformé les dragons anciens.</text:p>
      <text:p text:style-name="P3">Dans Elyndra,</text:p>
      <text:p text:style-name="P3">elle commence à murmurer aux Trois.</text:p>
      <text:p text:style-name="Text_20_body">Si elle les gangrène complètement…</text:p>
      <text:p text:style-name="Text_20_body">Ce ne sera pas une invasion.</text:p>
      <text:p text:style-name="Text_20_body">Ce sera un effondrement interne.</text:p>
      <text:p text:style-name="Text_20_body">Les dragons eux-mêmes deviendront la fractu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23:20:05.722208700</meta:creation-date>
    <dc:date>2026-02-26T23:21:04.191275700</dc:date>
    <meta:editing-duration>PT58S</meta:editing-duration>
    <meta:editing-cycles>4</meta:editing-cycles>
    <meta:generator>LibreOffice/26.2.0.3$Windows_X86_64 LibreOffice_project/620$Build-3</meta:generator>
    <meta:document-statistic meta:table-count="0" meta:image-count="0" meta:object-count="0" meta:page-count="2" meta:paragraph-count="45" meta:word-count="222" meta:character-count="1461" meta:non-whitespace-character-count="1284"/>
  </office:meta>
</office:document-meta>
</file>